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8b5b7" officeooo:paragraph-rsid="0018b5b7"/>
    </style:style>
    <style:style style:name="P2" style:family="paragraph" style:parent-style-name="Standard">
      <style:text-properties officeooo:rsid="0018b5b7" officeooo:paragraph-rsid="0019aca2"/>
    </style:style>
    <style:style style:name="P3" style:family="paragraph" style:parent-style-name="Standard">
      <style:text-properties officeooo:rsid="0018b5b7" officeooo:paragraph-rsid="001d70b5"/>
    </style:style>
    <style:style style:name="P4" style:family="paragraph" style:parent-style-name="Standard">
      <style:text-properties officeooo:paragraph-rsid="0018b5b7"/>
    </style:style>
    <style:style style:name="P5" style:family="paragraph" style:parent-style-name="Standard">
      <style:text-properties officeooo:rsid="0019aca2" officeooo:paragraph-rsid="0019aca2"/>
    </style:style>
    <style:style style:name="P6" style:family="paragraph" style:parent-style-name="Standard">
      <style:text-properties officeooo:rsid="001bbcf8" officeooo:paragraph-rsid="001bbcf8"/>
    </style:style>
    <style:style style:name="P7" style:family="paragraph" style:parent-style-name="Standard">
      <style:text-properties officeooo:rsid="001bbcf8" officeooo:paragraph-rsid="001c7b9c"/>
    </style:style>
    <style:style style:name="P8" style:family="paragraph" style:parent-style-name="Standard">
      <style:text-properties officeooo:rsid="001c7b9c" officeooo:paragraph-rsid="001c7b9c"/>
    </style:style>
    <style:style style:name="P9" style:family="paragraph" style:parent-style-name="Standard">
      <style:text-properties officeooo:rsid="001d70b5" officeooo:paragraph-rsid="001d70b5"/>
    </style:style>
    <style:style style:name="P10" style:family="paragraph" style:parent-style-name="Text_20_body">
      <style:text-properties officeooo:rsid="0019aca2" officeooo:paragraph-rsid="0019aca2"/>
    </style:style>
    <style:style style:name="P11" style:family="paragraph" style:parent-style-name="Text_20_body">
      <style:text-properties officeooo:rsid="0019aca2" officeooo:paragraph-rsid="001a5855"/>
    </style:style>
    <style:style style:name="P12" style:family="paragraph" style:parent-style-name="Text_20_body">
      <style:text-properties officeooo:rsid="001a5855" officeooo:paragraph-rsid="001a5855"/>
    </style:style>
    <style:style style:name="P13" style:family="paragraph" style:parent-style-name="Text_20_body">
      <style:text-properties officeooo:rsid="001b789d" officeooo:paragraph-rsid="001b789d"/>
    </style:style>
    <style:style style:name="P14" style:family="paragraph" style:parent-style-name="Text_20_body">
      <style:text-properties officeooo:rsid="001c7b9c" officeooo:paragraph-rsid="001c7b9c"/>
    </style:style>
    <style:style style:name="P15" style:family="paragraph" style:parent-style-name="Heading_20_3">
      <style:text-properties officeooo:rsid="0019aca2" officeooo:paragraph-rsid="0019aca2"/>
    </style:style>
    <style:style style:name="P16" style:family="paragraph" style:parent-style-name="Heading_20_3">
      <style:text-properties officeooo:rsid="001c7b9c" officeooo:paragraph-rsid="001c7b9c"/>
    </style:style>
    <style:style style:name="T1" style:family="text">
      <style:text-properties officeooo:rsid="0018b5b7"/>
    </style:style>
    <style:style style:name="T2" style:family="text">
      <style:text-properties officeooo:rsid="0019aca2"/>
    </style:style>
    <style:style style:name="T3" style:family="text">
      <style:text-properties officeooo:rsid="001a5855"/>
    </style:style>
    <style:style style:name="T4" style:family="text">
      <style:text-properties officeooo:rsid="001bbcf8"/>
    </style:style>
    <style:style style:name="T5" style:family="text">
      <style:text-properties officeooo:rsid="001c7b9c"/>
    </style:style>
    <style:style style:name="T6" style:family="text">
      <style:text-properties officeooo:rsid="001d70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 to consider</text:p>
      <text:h text:style-name="Heading_20_3" text:outline-level="3">Start_Alarm</text:h>
      <text:p text:style-name="P1">1.<text:span text:style-name="T2"> Test for missing arguments in Start_Alarm</text:span></text:p>
      <text:p text:style-name="P1">Start_Alarm(00) 30 Alarm in 30</text:p>
      <text:p text:style-name="P1">Start_Alarm 25 Alarm in 25</text:p>
      <text:p text:style-name="P1">Start_Alarm(-01) Alarm in 25</text:p>
      <text:p text:style-name="P1">Start_Alarm(02) Alarm in 20</text:p>
      <text:p text:style-name="P1">Start_Alarm(03) 15</text:p>
      <text:p text:style-name="P1"/>
      <text:p text:style-name="P6">2. Test for invalid time entry</text:p>
      <text:p text:style-name="P6">Start_Alarm(003) fifteen Alarm in 15 </text:p>
      <text:p text:style-name="P6">Start_Alarm(004) 5.0 Alarm in 5</text:p>
      <text:p text:style-name="P6">Start_Alarm(005) 0.5<text:tab/>Alarm in 0.5</text:p>
      <text:p text:style-name="P6">Start_Alarm(006) -10<text:tab/>Alarm 10 seconds ago</text:p>
      <text:p text:style-name="P1"/>
      <text:p text:style-name="P1"><text:span text:style-name="T5">3</text:span>.<text:span text:style-name="T2"> Test for message length &gt; 128</text:span></text:p>
      <text:p text:style-name="P1">Start_Alarm(04) 50 0123456789012345678901234567890123456789012345678901234567890123456789012345678901234567890123456789012345678</text:p>
      <text:p text:style-name="P1"/>
      <text:p text:style-name="P5"><text:span text:style-name="T5">4</text:span>. Test for overlap in alarm ID for Start_Alarm</text:p>
      <text:p text:style-name="P4"><text:span text:style-name="T1">Start_Alarm(05) 50 First alarm in 50.</text:span></text:p>
      <text:p text:style-name="P1">Start_Alarm(0<text:span text:style-name="T4">5</text:span>) 40 First alarm in 40.</text:p>
      <text:p text:style-name="P1"/>
      <text:p text:style-name="P5"/>
      <text:h text:style-name="Heading_20_3" text:outline-level="3">Change_Alarm</text:h>
      <text:p text:style-name="P10"><text:span text:style-name="T5">5</text:span>. Test for non-existent alarm</text:p>
      <text:p text:style-name="P10">Change_Alarm(1000) 30 No such alarm set</text:p>
      <text:p text:style-name="P7"><text:span text:style-name="T5">6</text:span>. Test for invalid time entry</text:p>
      <text:p text:style-name="P8">Start_Alarm(700) 20 Alarm in 20</text:p>
      <text:p text:style-name="P7"><text:span text:style-name="T5">Change</text:span>_Alarm(<text:span text:style-name="T5">700</text:span>) fifteen Alarm in 15 </text:p>
      <text:p text:style-name="P7"><text:span text:style-name="T5">Change</text:span>_Alarm(<text:span text:style-name="T5">700</text:span>) 5.0 Alarm in 5</text:p>
      <text:p text:style-name="P7"><text:span text:style-name="T5">Change</text:span>_Alarm(<text:span text:style-name="T5">700</text:span>) 0.5<text:tab/>Alarm in 0.5</text:p>
      <text:p text:style-name="P7"><text:span text:style-name="T5">Change</text:span>_Alarm(<text:span text:style-name="T5">700</text:span>) -10<text:tab/>Alarm 10 seconds ago</text:p>
      <text:p text:style-name="P1"/>
      <text:p text:style-name="P5"><text:span text:style-name="T5">7</text:span>. Test for missing arguments</text:p>
      <text:p text:style-name="P2">Start_Alarm(0<text:span text:style-name="T2">7</text:span>) 30 Alarm in 30</text:p>
      <text:p text:style-name="P2"><text:span text:style-name="T2">Change</text:span>_Alarm 25 Alarm in 25</text:p>
      <text:p text:style-name="P2">Start_Alarm(<text:span text:style-name="T2">07</text:span>) Alarm in 25</text:p>
      <text:p text:style-name="P2">Start_Alarm(0<text:span text:style-name="T2">7</text:span>) Alarm in 20</text:p>
      <text:p text:style-name="P2">Start_Alarm(0<text:span text:style-name="T2">7</text:span>) 15</text:p>
      <text:p text:style-name="P2"/>
      <text:p text:style-name="P5"><text:span text:style-name="T5">8</text:span>. Test for message length &gt; 128</text:p>
      <text:p text:style-name="P5">Start_Alarm(08) 40 </text:p>
      <text:p text:style-name="P2"><text:soft-page-break/>0123456789012345678901234567890123456789012345678901234567890123456789012345678901234567890123456789012345678</text:p>
      <text:p text:style-name="P2"/>
      <text:p text:style-name="P9">9. Test for change of arguments</text:p>
      <text:p text:style-name="P9">Start_Alarm (800) 50 Alarm in 50</text:p>
      <text:p text:style-name="P9">Change_Alarm(800) 40 Alarm in 50</text:p>
      <text:p text:style-name="P9">Change_Alarm(800) 40 Alarm in 40</text:p>
      <text:p text:style-name="P9">Change_Alarm(800) 60 Alarm in 60</text:p>
      <text:p text:style-name="P3"/>
      <text:h text:style-name="P15" text:outline-level="3">Alarm Thread</text:h>
      <text:p text:style-name="P10"><text:span text:style-name="T5">9</text:span>. Test for less than 3 alarm threads</text:p>
      <text:p text:style-name="P10">Start_Alarm(09)<text:span text:style-name="T3"> 20 ThreadOne</text:span></text:p>
      <text:p text:style-name="P12">Start_Alarm(10) 25 ThreadTwo</text:p>
      <text:p text:style-name="P12"/>
      <text:p text:style-name="P12"><text:span text:style-name="T5">10</text:span>. Test for more than 3 threads</text:p>
      <text:p text:style-name="P11">Start_Alarm(<text:span text:style-name="T3">11</text:span>)<text:span text:style-name="T3"> 50 ThreadOne</text:span></text:p>
      <text:p text:style-name="P12">Start_Alarm(12) 55 ThreadTwo</text:p>
      <text:p text:style-name="P12">Start_Alarm(13) 60 ThreadThree</text:p>
      <text:p text:style-name="P12">Start_Alarm(14) 65 ThreadFour</text:p>
      <text:p text:style-name="P12">Start_Alarm(15) 70 ThreadFive</text:p>
      <text:p text:style-name="P12"/>
      <text:p text:style-name="P13"><text:span text:style-name="T5">11</text:span>. Test for termination of alarm</text:p>
      <text:p text:style-name="P13">Start_Alarm(16) 20 TestingTerminationOfAlarm01</text:p>
      <text:p text:style-name="P13">Start_Alarm(17) 25 TestingTerminationOfAlarm02</text:p>
      <text:p text:style-name="P13">Start_Alarm(18) 30 Testing TerminationOfAlarm03</text:p>
      <text:p text:style-name="P13"/>
      <text:p text:style-name="P13"><text:span text:style-name="T5">12</text:span>. Test for termination of display alarm thread (one thread)</text:p>
      <text:p text:style-name="P13">Start_Alarm(19) 10 Testing TerminationOfDisplayAlarmThread</text:p>
      <text:p text:style-name="P13"/>
      <text:p text:style-name="P13"><text:span text:style-name="T5">13</text:span>. Test for termination of display alarm threads (three threads)</text:p>
      <text:p text:style-name="P13">Start_Alarm(20) 10 Testing TerminationOfDisplayAlarmThread</text:p>
      <text:p text:style-name="P13">Start_Alarm(21) 10 Testing TerminationOfDisplayAlarmThread</text:p>
      <text:p text:style-name="P13">Start_Alarm(22) 10 Testing TerminationOfDisplayAlarmThread</text:p>
      <text:p text:style-name="P13"><text:soft-page-break/>Start_Alarm(23) 10 Testing TerminationOfDisplayAlarmThread FIRST</text:p>
      <text:p text:style-name="P13">Start_Alarm(24) 10 Testing TerminationOfDisplayAlarmThread SECOND</text:p>
      <text:p text:style-name="P13">Start_Alarm(25) 10 Testing TerminationOfDisplayAlarmThread THIRD</text:p>
      <text:h text:style-name="P16" text:outline-level="3">Output of Display Alarm Threads</text:h>
      <text:p text:style-name="P14">14. Testing Display Alarm Thread output for Start_Alarm </text:p>
      <text:p text:style-name="P14"><text:s/>Start_Alarm(26) 30 Start Alarm Output every 5 seconds</text:p>
      <text:p text:style-name="P14">15 <text:s/>Testing Display Alarm Thread for Change_Alarm</text:p>
      <text:p text:style-name="P14">Start_Alarm(27) 20 Change Alarm Output every 5 seconds</text:p>
      <text:p text:style-name="P14">Change_Alarm(27) 50 Change Alarm Output <text:span text:style-name="T6">every 5 seco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ans CJK JP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5:49:32.887111727</meta:creation-date>
    <dc:date>2020-02-22T16:38:40.295716508</dc:date>
    <meta:editing-duration>PT17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345" meta:character-count="2727" meta:non-whitespace-character-count="2446"/>
  </office:meta>
</office:document-meta>
</file>